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tyle:font-charset="x-symbol" svg:font-family="Open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Légende" style:master-page-name="MP0" style:family="paragraph">
      <style:paragraph-properties fo:break-before="page" fo:text-align="center"/>
    </style:style>
    <style:style style:name="T2" style:parent-style-name="Policepardéfaut" style:family="text">
      <style:text-properties style:font-name="Arial Black" fo:font-style="normal" style:font-style-asian="normal" style:font-style-complex="normal" fo:font-size="16pt" style:font-size-asian="16pt" style:font-size-complex="16pt"/>
    </style:style>
    <style:style style:name="T3" style:parent-style-name="Policepardéfaut" style:family="text">
      <style:text-properties style:font-name="Arial Black" fo:font-style="normal" style:font-style-asian="normal" style:font-style-complex="normal" fo:font-size="16pt" style:font-size-asian="16pt" style:font-size-complex="16pt"/>
    </style:style>
    <style:style style:name="T4" style:parent-style-name="Policepardéfaut" style:family="text">
      <style:text-properties style:font-name="Arial Black" fo:font-style="normal" style:font-style-asian="normal" style:font-style-complex="normal" fo:font-size="16pt" style:font-size-asian="16pt" style:font-size-complex="16pt"/>
    </style:style>
    <style:style style:name="P5" style:parent-style-name="Standard" style:family="paragraph">
      <style:paragraph-properties fo:text-align="center"/>
      <style:text-properties style:font-name="Arial"/>
    </style:style>
    <style:style style:name="P6" style:parent-style-name="Standard" style:family="paragraph">
      <style:paragraph-properties fo:text-align="center"/>
    </style:style>
    <style:style style:name="T7" style:parent-style-name="Policepardéfaut" style:family="text">
      <style:text-properties style:font-name="Arial"/>
    </style:style>
    <style:style style:name="T8" style:parent-style-name="Policepardéfaut" style:family="text">
      <style:text-properties style:font-name="Arial"/>
    </style:style>
    <style:style style:name="P9" style:parent-style-name="Standard" style:family="paragraph">
      <style:paragraph-properties fo:text-align="center"/>
      <style:text-properties style:font-name="Arial"/>
    </style:style>
    <style:style style:name="P10" style:parent-style-name="Standard" style:family="paragraph">
      <style:paragraph-properties fo:text-align="center"/>
    </style:style>
    <style:style style:name="T11" style:parent-style-name="Policepardéfaut" style:family="text">
      <style:text-properties style:font-name="Arial"/>
    </style:style>
    <style:style style:name="P12" style:parent-style-name="Standard" style:family="paragraph">
      <style:text-properties style:font-name="Arial"/>
    </style:style>
    <style:style style:name="TableColumn14" style:family="table-column">
      <style:table-column-properties style:column-width="3.4625in" style:use-optimal-column-width="false"/>
    </style:style>
    <style:style style:name="TableColumn15" style:family="table-column">
      <style:table-column-properties style:column-width="3.4625in" style:use-optimal-column-width="false"/>
    </style:style>
    <style:style style:name="Table13" style:family="table">
      <style:table-properties style:width="6.925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0.0034in solid #000000" style:writing-mode="lr-tb" fo:padding-top="0.0381in" fo:padding-left="0.0381in" fo:padding-bottom="0.0381in" fo:padding-right="0.0381in"/>
    </style:style>
    <style:style style:name="P19" style:parent-style-name="TableContents" style:family="paragraph">
      <style:text-properties fo:background-color="#FFFF99"/>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extbody" style:family="paragraph">
      <style:paragraph-properties fo:text-align="justify"/>
    </style:style>
    <style:style style:name="P24" style:parent-style-name="enum" style:family="paragraph"/>
    <style:style style:name="P25" style:parent-style-name="enum" style:family="paragraph"/>
    <style:style style:name="T26" style:parent-style-name="Policepardéfaut" style:family="text">
      <style:text-properties fo:font-style="italic" style:font-style-asian="italic" style:font-style-complex="italic"/>
    </style:style>
    <style:style style:name="T27" style:parent-style-name="Policepardéfaut" style:family="text">
      <style:text-properties fo:font-style="italic" style:font-style-asian="italic" style:font-style-complex="italic"/>
    </style:style>
    <style:style style:name="P28" style:parent-style-name="enum" style:family="paragraph"/>
    <style:style style:name="P29" style:parent-style-name="enum" style:family="paragraph"/>
    <style:style style:name="T30" style:parent-style-name="Policepardéfaut" style:family="text">
      <style:text-properties fo:font-style="italic" style:font-style-asian="italic" style:font-style-complex="italic"/>
    </style:style>
    <style:style style:name="T31" style:parent-style-name="Policepardéfaut" style:family="text">
      <style:text-properties style:font-name="FreeMono" fo:font-size="11pt" style:font-size-asian="11pt" style:font-size-complex="11pt"/>
    </style:style>
    <style:style style:name="P32" style:parent-style-name="enum" style:family="paragraph"/>
    <style:style style:name="P33" style:parent-style-name="enum" style:family="paragraph">
      <style:text-properties style:language-complex="ar" style:country-complex="SA"/>
    </style:style>
    <style:style style:name="P34" style:parent-style-name="enum" style:family="paragraph">
      <style:text-properties style:language-complex="ar" style:country-complex="SA"/>
    </style:style>
    <style:style style:name="P35" style:parent-style-name="enum" style:family="paragraph">
      <style:text-properties style:language-complex="ar" style:country-complex="SA"/>
    </style:style>
    <style:style style:name="T36" style:parent-style-name="Policepardéfaut" style:family="text">
      <style:text-properties style:language-complex="ar" style:country-complex="SA"/>
    </style:style>
    <style:style style:name="T37" style:parent-style-name="Policepardéfaut" style:family="text">
      <style:text-properties style:font-name="FreeMono" fo:font-size="11pt" style:font-size-asian="11pt" style:font-size-complex="11pt" style:language-complex="ar" style:country-complex="SA"/>
    </style:style>
    <style:style style:name="T38" style:parent-style-name="Policepardéfaut" style:family="text">
      <style:text-properties style:language-complex="ar" style:country-complex="SA"/>
    </style:style>
    <style:style style:name="P39" style:parent-style-name="code" style:family="paragraph">
      <style:text-properties fo:language="en" fo:country="GB"/>
    </style:style>
    <style:style style:name="P40" style:parent-style-name="code" style:family="paragraph">
      <style:text-properties fo:language="en" fo:country="GB"/>
    </style:style>
    <style:style style:name="P41" style:parent-style-name="code" style:family="paragraph">
      <style:text-properties fo:language="en" fo:country="GB"/>
    </style:style>
    <style:style style:name="P42" style:parent-style-name="Titre1" style:family="paragraph">
      <style:text-properties fo:language="en" fo:country="GB"/>
    </style:style>
    <style:style style:name="P43" style:parent-style-name="Textbody" style:family="paragraph">
      <style:paragraph-properties fo:text-align="justify"/>
    </style:style>
    <style:style style:name="T44" style:parent-style-name="Policepardéfaut" style:family="text">
      <style:text-properties fo:font-weight="bold" style:font-weight-asian="bold" style:font-weight-complex="bold"/>
    </style:style>
    <style:style style:name="P45" style:parent-style-name="Textbody" style:family="paragraph">
      <style:paragraph-properties fo:text-align="justify"/>
    </style:style>
    <style:style style:name="P46" style:parent-style-name="Textbody" style:family="paragraph">
      <style:paragraph-properties fo:text-align="justify"/>
    </style:style>
    <style:style style:name="T47" style:parent-style-name="Policepardéfaut" style:family="text">
      <style:text-properties fo:font-weight="bold" style:font-weight-asian="bold" style:font-weight-complex="bold"/>
    </style:style>
    <style:style style:name="P48" style:parent-style-name="Textbody" style:family="paragraph">
      <style:paragraph-properties fo:text-align="justify"/>
    </style:style>
    <style:style style:name="TableColumn50" style:family="table-column">
      <style:table-column-properties style:column-width="1.3854in" style:use-optimal-column-width="false"/>
    </style:style>
    <style:style style:name="TableColumn51" style:family="table-column">
      <style:table-column-properties style:column-width="1.3854in" style:use-optimal-column-width="false"/>
    </style:style>
    <style:style style:name="TableColumn52" style:family="table-column">
      <style:table-column-properties style:column-width="1.3847in" style:use-optimal-column-width="false"/>
    </style:style>
    <style:style style:name="TableColumn53" style:family="table-column">
      <style:table-column-properties style:column-width="1.3847in" style:use-optimal-column-width="false"/>
    </style:style>
    <style:style style:name="TableColumn54" style:family="table-column">
      <style:table-column-properties style:column-width="1.3847in" style:use-optimal-column-width="false"/>
    </style:style>
    <style:style style:name="Table49" style:family="table">
      <style:table-properties style:width="6.925in" fo:margin-left="0in" table:align="left"/>
    </style:style>
    <style:style style:name="TableRow55" style:family="table-row">
      <style:table-row-properties style:use-optimal-row-height="false" fo:keep-together="always"/>
    </style:style>
    <style:style style:name="TableCell56"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5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58"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59"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TableCell60" style:family="table-cell">
      <style:table-cell-properties fo:border="0.0034in solid #000000" fo:background-color="#DDDDDD" style:writing-mode="lr-tb" fo:padding-top="0.0381in" fo:padding-left="0.0381in" fo:padding-bottom="0.0381in" fo:padding-right="0.0381in"/>
    </style:style>
    <style:style style:name="TableRow61" style:family="table-row">
      <style:table-row-properties style:use-optimal-row-height="false" fo:keep-together="always"/>
    </style:style>
    <style:style style:name="TableCell62"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63" style:parent-style-name="TableContents" style:family="paragraph">
      <style:text-properties style:font-name="FreeSerif" fo:font-size="10.5pt" style:font-size-asian="10.5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text-properties style:font-name="FreeSerif" fo:font-size="10.5pt" style:font-size-asian="10.5pt"/>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text-properties style:font-name="FreeSerif" fo:font-size="10.5pt" style:font-size-asian="10.5pt"/>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style:font-name="FreeSerif" fo:font-size="10.5pt" style:font-size-asian="10.5pt"/>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text-properties style:font-name="FreeSerif" fo:font-size="10.5pt" style:font-size-asian="10.5pt"/>
    </style:style>
    <style:style style:name="TableRow72" style:family="table-row">
      <style:table-row-properties style:use-optimal-row-height="false" fo:keep-together="always"/>
    </style:style>
    <style:style style:name="TableCell73"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74" style:parent-style-name="TableContents" style:family="paragraph">
      <style:text-properties style:font-name="FreeSerif" fo:font-size="10.5pt" style:font-size-asian="10.5pt"/>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style:font-name="FreeSerif" fo:font-size="10.5pt" style:font-size-asian="10.5pt"/>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text-properties style:font-name="FreeSerif" fo:font-size="10.5pt" style:font-size-asian="10.5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FreeSerif" fo:font-size="10.5pt" style:font-size-asian="10.5pt"/>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 style:parent-style-name="TableContents" style:family="paragraph">
      <style:text-properties style:font-name="FreeSerif" fo:font-size="10.5pt" style:font-size-asian="10.5pt"/>
    </style:style>
    <style:style style:name="TableRow83" style:family="table-row">
      <style:table-row-properties style:use-optimal-row-height="false" fo:keep-together="always"/>
    </style:style>
    <style:style style:name="TableCell84"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85" style:parent-style-name="TableContents" style:family="paragraph">
      <style:text-properties style:font-name="FreeSerif" fo:font-size="10.5pt" style:font-size-asian="10.5pt"/>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style:font-name="FreeSerif" fo:font-size="10.5pt" style:font-size-asian="10.5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style:font-name="FreeSerif" fo:font-size="10.5pt" style:font-size-asian="10.5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style:font-name="FreeSerif" fo:font-size="10.5pt" style:font-size-asian="10.5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text-properties style:font-name="FreeSerif" fo:font-size="10.5pt" style:font-size-asian="10.5pt"/>
    </style:style>
    <style:style style:name="TableRow94" style:family="table-row">
      <style:table-row-properties style:use-optimal-row-height="false" fo:keep-together="always"/>
    </style:style>
    <style:style style:name="TableCell95" style:family="table-cell">
      <style:table-cell-properties fo:border-top="none" fo:border-left="0.0034in solid #000000" fo:border-bottom="0.0034in solid #000000" fo:border-right="none" fo:background-color="#DDDDDD" style:writing-mode="lr-tb" fo:padding-top="0.0381in" fo:padding-left="0.0381in" fo:padding-bottom="0.0381in" fo:padding-right="0.0381in"/>
    </style:style>
    <style:style style:name="P96" style:parent-style-name="TableContents" style:family="paragraph">
      <style:text-properties style:font-name="FreeSerif" fo:font-size="10.5pt" style:font-size-asian="10.5pt"/>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style:font-name="FreeSerif" fo:font-size="10.5pt" style:font-size-asian="10.5pt"/>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style:font-name="FreeSerif" fo:font-size="10.5pt" style:font-size-asian="10.5pt"/>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style:font-name="FreeSerif" fo:font-size="10.5pt" style:font-size-asian="10.5pt"/>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 style:parent-style-name="TableContents" style:family="paragraph">
      <style:text-properties style:font-name="FreeSerif" fo:font-size="10.5pt" style:font-size-asian="10.5pt"/>
    </style:style>
    <style:style style:name="P105" style:parent-style-name="Textbody" style:family="paragraph">
      <style:paragraph-properties fo:text-align="justify"/>
    </style:style>
    <style:style style:name="T106" style:parent-style-name="Policepardéfaut" style:family="text">
      <style:text-properties style:font-name="FreeMono" fo:font-size="10pt" style:font-size-asian="10pt" style:font-size-complex="10pt"/>
    </style:style>
    <style:style style:name="T107" style:parent-style-name="Policepardéfaut" style:family="text">
      <style:text-properties style:font-name="FreeMono" fo:font-size="10pt" style:font-size-asian="10pt" style:font-size-complex="10pt"/>
    </style:style>
    <style:style style:name="P108" style:parent-style-name="Textbody" style:family="paragraph">
      <style:paragraph-properties fo:text-align="justify"/>
    </style:style>
    <style:style style:name="T109" style:parent-style-name="Policepardéfaut" style:family="text">
      <style:text-properties style:font-name="FreeMono" fo:font-size="10pt" style:font-size-asian="10pt" style:font-size-complex="10pt"/>
    </style:style>
    <style:style style:name="T110" style:parent-style-name="Policepardéfaut" style:family="text">
      <style:text-properties fo:font-size="12pt" style:font-size-asian="12pt"/>
    </style:style>
    <style:style style:name="T111" style:parent-style-name="Policepardéfaut" style:family="text">
      <style:text-properties fo:font-style="italic" style:font-style-asian="italic" style:font-style-complex="italic" fo:font-size="12pt" style:font-size-asian="12pt"/>
    </style:style>
    <style:style style:name="T112" style:parent-style-name="Policepardéfaut" style:family="text">
      <style:text-properties fo:font-size="12pt" style:font-size-asian="12pt"/>
    </style:style>
    <style:style style:name="TableColumn114" style:family="table-column">
      <style:table-column-properties style:column-width="5.9284in" style:use-optimal-column-width="false"/>
    </style:style>
    <style:style style:name="TableColumn115" style:family="table-column">
      <style:table-column-properties style:column-width="0.4611in" style:use-optimal-column-width="false"/>
    </style:style>
    <style:style style:name="TableColumn116" style:family="table-column">
      <style:table-column-properties style:column-width="0.5229in" style:use-optimal-column-width="false"/>
    </style:style>
    <style:style style:name="Table113" style:family="table">
      <style:table-properties style:width="6.9125in" fo:margin-left="0in" table:align="left"/>
    </style:style>
    <style:style style:name="TableRow117" style:family="table-row">
      <style:table-row-properties style:use-optimal-row-height="false"/>
    </style:style>
    <style:style style:name="TableCell118" style:family="table-cell">
      <style:table-cell-properties fo:border="none" style:writing-mode="lr-tb" fo:padding-top="0.0381in" fo:padding-left="0.0381in" fo:padding-bottom="0.0381in" fo:padding-right="0.0381in"/>
    </style:style>
    <style:style style:name="TableCell119" style:family="table-cell">
      <style:table-cell-properties fo:border="none" style:writing-mode="lr-tb" fo:padding-top="0.0381in" fo:padding-left="0.0381in" fo:padding-bottom="0.0381in" fo:padding-right="0.0381in"/>
    </style:style>
    <style:style style:name="TableCell120" style:family="table-cell">
      <style:table-cell-properties fo:border="none" style:writing-mode="lr-tb"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none" style:writing-mode="lr-tb" fo:padding-top="0.0381in" fo:padding-left="0.0381in" fo:padding-bottom="0.0381in" fo:padding-right="0.0381in"/>
    </style:style>
    <style:style style:name="TableCell123" style:family="table-cell">
      <style:table-cell-properties fo:border="none" style:writing-mode="lr-tb" fo:padding-top="0.0381in" fo:padding-left="0.0381in" fo:padding-bottom="0.0381in" fo:padding-right="0.0381in"/>
    </style:style>
    <style:style style:name="TableCell124" style:family="table-cell">
      <style:table-cell-properties fo:border="none"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none" style:writing-mode="lr-tb" fo:padding-top="0.0381in" fo:padding-left="0.0381in" fo:padding-bottom="0.0381in" fo:padding-right="0.0381in"/>
    </style:style>
    <style:style style:name="T127" style:parent-style-name="Policepardéfaut" style:family="text">
      <style:text-properties fo:font-weight="bold" style:font-weight-asian="bold" style:font-weight-complex="bold"/>
    </style:style>
    <style:style style:name="T128" style:parent-style-name="technical" style:family="text">
      <style:text-properties fo:font-weight="bold" style:font-weight-asian="bold" style:font-weight-complex="bold"/>
    </style:style>
    <style:style style:name="T129" style:parent-style-name="Policepardéfaut" style:family="text">
      <style:text-properties fo:font-weight="bold" style:font-weight-asian="bold" style:font-weight-complex="bold"/>
    </style:style>
    <style:style style:name="P130" style:parent-style-name="question" style:family="paragraph">
      <style:paragraph-properties fo:text-align="justify"/>
    </style:style>
    <style:style style:name="T131" style:parent-style-name="Policepardéfaut" style:family="text">
      <style:text-properties fo:font-style="italic" style:font-style-asian="italic" style:font-style-complex="italic"/>
    </style:style>
    <style:style style:name="T132" style:parent-style-name="Policepardéfaut" style:family="text">
      <style:text-properties style:font-name="FreeMono" fo:font-size="11pt" style:font-size-asian="11pt" style:font-size-complex="11pt"/>
    </style:style>
    <style:style style:name="T133" style:parent-style-name="Policepardéfaut" style:family="text">
      <style:text-properties style:font-name="FreeMono" fo:font-size="11pt" style:font-size-asian="11pt" style:font-size-complex="11pt"/>
    </style:style>
    <style:style style:name="T134" style:parent-style-name="Policepardéfaut" style:family="text">
      <style:text-properties style:font-name="FreeMono" fo:font-size="11pt" style:font-size-asian="11pt" style:font-size-complex="11pt"/>
    </style:style>
    <style:style style:name="P135" style:parent-style-name="Textbody" style:family="paragraph">
      <style:text-properties fo:font-weight="bold" style:font-weight-asian="bold" style:font-weight-complex="bold" fo:language="en" fo:country="GB"/>
    </style:style>
    <style:style style:name="P136" style:parent-style-name="Textbody" style:family="paragraph">
      <style:text-properties fo:language="en" fo:country="GB"/>
    </style:style>
    <style:style style:name="P137" style:parent-style-name="Textbody" style:family="paragraph">
      <style:text-properties fo:font-weight="bold" style:font-weight-asian="bold" style:font-weight-complex="bold" fo:language="en" fo:country="GB"/>
    </style:style>
    <style:style style:name="P138" style:parent-style-name="Textbody" style:family="paragraph">
      <style:text-properties fo:language="en" fo:country="GB"/>
    </style:style>
    <style:style style:name="P139" style:parent-style-name="Textbody" style:family="paragraph">
      <style:text-properties fo:font-weight="bold" style:font-weight-asian="bold" style:font-weight-complex="bold"/>
    </style:style>
    <style:style style:name="TableCell140" style:family="table-cell">
      <style:table-cell-properties fo:border="none" style:writing-mode="lr-tb" fo:padding-top="0.0381in" fo:padding-left="0.0381in" fo:padding-bottom="0.0381in" fo:padding-right="0.0381in"/>
    </style:style>
    <style:style style:name="TableCell141" style:family="table-cell">
      <style:table-cell-properties fo:border="none"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none" style:writing-mode="lr-tb" fo:padding-top="0.0381in" fo:padding-left="0.0381in" fo:padding-bottom="0.0381in" fo:padding-right="0.0381in"/>
    </style:style>
    <style:style style:name="T144" style:parent-style-name="Policepardéfaut" style:family="text">
      <style:text-properties fo:font-weight="bold" style:font-weight-asian="bold" style:font-weight-complex="bold"/>
    </style:style>
    <style:style style:name="P145" style:parent-style-name="Textbody" style:family="paragraph">
      <style:text-properties fo:font-weight="bold" style:font-weight-asian="bold" style:font-weight-complex="bold"/>
    </style:style>
    <style:style style:name="TableCell146" style:family="table-cell">
      <style:table-cell-properties fo:border="none" style:writing-mode="lr-tb" fo:padding-top="0.0381in" fo:padding-left="0.0381in" fo:padding-bottom="0.0381in" fo:padding-right="0.0381in"/>
    </style:style>
    <style:style style:name="TableCell147" style:family="table-cell">
      <style:table-cell-properties fo:border="none" style:writing-mode="lr-tb"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none" style:writing-mode="lr-tb" fo:padding-top="0.0381in" fo:padding-left="0.0381in" fo:padding-bottom="0.0381in" fo:padding-right="0.0381in"/>
    </style:style>
    <style:style style:name="T150" style:parent-style-name="Policepardéfaut" style:family="text">
      <style:text-properties fo:color="#FF0000"/>
    </style:style>
    <style:style style:name="T151" style:parent-style-name="Policepardéfaut" style:family="text">
      <style:text-properties fo:color="#FF0000"/>
    </style:style>
    <style:style style:name="T152" style:parent-style-name="Policepardéfaut" style:family="text">
      <style:text-properties style:font-name="FreeMono" fo:color="#FF0000" fo:font-size="10pt" style:font-size-asian="10pt" style:font-size-complex="10pt"/>
    </style:style>
    <style:style style:name="T153" style:parent-style-name="Policepardéfaut" style:family="text">
      <style:text-properties fo:color="#FF0000"/>
    </style:style>
    <style:style style:name="T154" style:parent-style-name="Policepardéfaut" style:family="text">
      <style:text-properties fo:color="#FF0000"/>
    </style:style>
    <style:style style:name="T155" style:parent-style-name="Policepardéfaut" style:family="text">
      <style:text-properties fo:font-weight="bold" style:font-weight-asian="bold" style:font-weight-complex="bold" fo:color="#FF0000"/>
    </style:style>
    <style:style style:name="T156" style:parent-style-name="Policepardéfaut" style:family="text">
      <style:text-properties fo:font-weight="bold" style:font-weight-asian="bold" style:font-weight-complex="bold" fo:color="#FF0000"/>
    </style:style>
    <style:style style:name="T157" style:parent-style-name="Policepardéfaut" style:family="text">
      <style:text-properties fo:color="#FF0000"/>
    </style:style>
    <style:style style:name="P158" style:parent-style-name="Textbody" style:family="paragraph">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P160" style:parent-style-name="Textbody" style:family="paragraph">
      <style:text-properties fo:font-weight="bold" style:font-weight-asian="bold" style:font-weight-complex="bold"/>
    </style:style>
    <style:style style:name="TableCell161" style:family="table-cell">
      <style:table-cell-properties fo:border="none" style:writing-mode="lr-tb" fo:padding-top="0.0381in" fo:padding-left="0.0381in" fo:padding-bottom="0.0381in" fo:padding-right="0.0381in"/>
    </style:style>
    <style:style style:name="TableCell162" style:family="table-cell">
      <style:table-cell-properties fo:border="none"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none" style:writing-mode="lr-tb" fo:padding-top="0.0381in" fo:padding-left="0.0381in" fo:padding-bottom="0.0381in" fo:padding-right="0.0381in"/>
    </style:style>
    <style:style style:name="T165" style:parent-style-name="Policepardéfaut" style:family="text">
      <style:text-properties fo:font-style="italic" style:font-style-asian="italic" style:font-style-complex="italic"/>
    </style:style>
    <style:style style:name="T166" style:parent-style-name="Policepardéfaut" style:family="text">
      <style:text-properties style:font-name="FreeMono" fo:font-size="10pt" style:font-size-asian="10pt" style:font-size-complex="10pt"/>
    </style:style>
    <style:style style:name="T167" style:parent-style-name="Policepardéfaut" style:family="text">
      <style:text-properties fo:font-style="italic" style:font-style-asian="italic" style:font-style-complex="italic"/>
    </style:style>
    <style:style style:name="T168" style:parent-style-name="Policepardéfaut" style:family="text">
      <style:text-properties fo:font-style="italic" style:font-style-asian="italic" style:font-style-complex="italic"/>
    </style:style>
    <style:style style:name="T169" style:parent-style-name="Policepardéfaut" style:family="text">
      <style:text-properties style:font-name="FreeMono" fo:font-size="11pt" style:font-size-asian="11pt" style:font-size-complex="11pt"/>
    </style:style>
    <style:style style:name="T170" style:parent-style-name="Policepardéfaut" style:family="text">
      <style:text-properties fo:font-style="italic" style:font-style-asian="italic" style:font-style-complex="italic"/>
    </style:style>
    <style:style style:name="TableCell171" style:family="table-cell">
      <style:table-cell-properties fo:border="none" style:writing-mode="lr-tb" fo:padding-top="0.0381in" fo:padding-left="0.0381in" fo:padding-bottom="0.0381in" fo:padding-right="0.0381in"/>
    </style:style>
    <style:style style:name="TableCell172" style:family="table-cell">
      <style:table-cell-properties fo:border="none" style:writing-mode="lr-tb" fo:padding-top="0.0381in" fo:padding-left="0.0381in" fo:padding-bottom="0.0381in" fo:padding-right="0.0381in"/>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T175" style:parent-style-name="Policepardéfaut" style:family="text">
      <style:text-properties fo:font-weight="bold" style:font-weight-asian="bold" style:font-weight-complex="bold"/>
    </style:style>
    <style:style style:name="T176" style:parent-style-name="Policepardéfaut" style:family="text">
      <style:text-properties style:font-name="FreeMono" fo:font-size="11pt" style:font-size-asian="11pt" style:font-size-complex="11pt"/>
    </style:style>
    <style:style style:name="T177" style:parent-style-name="Policepardéfaut" style:family="text">
      <style:text-properties style:font-name="FreeMono" fo:font-size="11pt" style:font-size-asian="11pt" style:font-size-complex="11pt"/>
    </style:style>
    <style:style style:name="T178" style:parent-style-name="Policepardéfaut" style:family="text">
      <style:text-properties style:font-name="FreeMono" fo:font-size="11pt" style:font-size-asian="11pt" style:font-size-complex="11pt"/>
    </style:style>
    <style:style style:name="T179" style:parent-style-name="Policepardéfaut" style:family="text">
      <style:text-properties style:font-name="FreeMono" fo:font-size="11pt" style:font-size-asian="11pt" style:font-size-complex="11pt"/>
    </style:style>
    <style:style style:name="T180" style:parent-style-name="Policepardéfaut" style:family="text">
      <style:text-properties style:font-name="FreeMono" fo:font-size="11pt" style:font-size-asian="11pt" style:font-size-complex="11pt"/>
    </style:style>
    <style:style style:name="T181" style:parent-style-name="Policepardéfaut" style:family="text">
      <style:text-properties style:font-name="FreeMono" fo:font-size="11pt" style:font-size-asian="11pt" style:font-size-complex="11pt"/>
    </style:style>
    <style:style style:name="TableColumn183" style:family="table-column">
      <style:table-column-properties style:column-width="5.9291in" style:use-optimal-column-width="false"/>
    </style:style>
    <style:style style:name="TableColumn184" style:family="table-column">
      <style:table-column-properties style:column-width="0.4611in" style:use-optimal-column-width="false"/>
    </style:style>
    <style:style style:name="TableColumn185" style:family="table-column">
      <style:table-column-properties style:column-width="0.5347in" style:use-optimal-column-width="false"/>
    </style:style>
    <style:style style:name="Table182" style:family="table">
      <style:table-properties style:width="6.925in" fo:margin-left="0in" table:align="left"/>
    </style:style>
    <style:style style:name="TableRow186" style:family="table-row">
      <style:table-row-properties style:use-optimal-row-height="false"/>
    </style:style>
    <style:style style:name="TableCell187" style:family="table-cell">
      <style:table-cell-properties fo:border="none" style:writing-mode="lr-tb" fo:padding-top="0.0381in" fo:padding-left="0.0381in" fo:padding-bottom="0.0381in" fo:padding-right="0.0381in"/>
    </style:style>
    <style:style style:name="TableCell188" style:family="table-cell">
      <style:table-cell-properties fo:border="none" style:writing-mode="lr-tb" fo:padding-top="0.0381in" fo:padding-left="0.0381in" fo:padding-bottom="0.0381in" fo:padding-right="0.0381in"/>
    </style:style>
    <style:style style:name="TableCell189" style:family="table-cell">
      <style:table-cell-properties fo:border="none" style:writing-mode="lr-tb" fo:padding-top="0.0381in" fo:padding-left="0.0381in" fo:padding-bottom="0.0381in" fo:padding-right="0.0381in"/>
    </style:style>
    <style:style style:name="TableRow190" style:family="table-row">
      <style:table-row-properties style:use-optimal-row-height="false"/>
    </style:style>
    <style:style style:name="TableCell191" style:family="table-cell">
      <style:table-cell-properties fo:border="none" style:writing-mode="lr-tb" fo:padding-top="0.0381in" fo:padding-left="0.0381in" fo:padding-bottom="0.0381in" fo:padding-right="0.0381in"/>
    </style:style>
    <style:style style:name="TableCell192" style:family="table-cell">
      <style:table-cell-properties fo:border="none" style:writing-mode="lr-tb" fo:padding-top="0.0381in" fo:padding-left="0.0381in" fo:padding-bottom="0.0381in" fo:padding-right="0.0381in"/>
    </style:style>
    <style:style style:name="TableCell193" style:family="table-cell">
      <style:table-cell-properties fo:border="none" style:writing-mode="lr-tb" fo:padding-top="0.0381in" fo:padding-left="0.0381in" fo:padding-bottom="0.0381in" fo:padding-right="0.0381in"/>
    </style:style>
    <style:style style:name="TableRow194" style:family="table-row">
      <style:table-row-properties style:use-optimal-row-height="false"/>
    </style:style>
    <style:style style:name="TableCell195" style:family="table-cell">
      <style:table-cell-properties fo:border="none" style:writing-mode="lr-tb" fo:padding-top="0.0381in" fo:padding-left="0.0381in" fo:padding-bottom="0.0381in" fo:padding-right="0.0381in"/>
    </style:style>
    <style:style style:name="TableCell196" style:family="table-cell">
      <style:table-cell-properties fo:border="none" style:writing-mode="lr-tb" fo:padding-top="0.0381in" fo:padding-left="0.0381in" fo:padding-bottom="0.0381in" fo:padding-right="0.0381in"/>
    </style:style>
    <style:style style:name="TableCell197" style:family="table-cell">
      <style:table-cell-properties fo:border="none" style:writing-mode="lr-tb" fo:padding-top="0.0381in" fo:padding-left="0.0381in" fo:padding-bottom="0.0381in" fo:padding-right="0.0381in"/>
    </style:style>
    <style:style style:name="TableColumn199" style:family="table-column">
      <style:table-column-properties style:column-width="6.0597in" style:use-optimal-column-width="false"/>
    </style:style>
    <style:style style:name="TableColumn200" style:family="table-column">
      <style:table-column-properties style:column-width="0.8652in" style:use-optimal-column-width="false"/>
    </style:style>
    <style:style style:name="Table198" style:family="table">
      <style:table-properties style:width="6.925in" fo:margin-left="0in" table:align="left"/>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text:span text:style-name="T2"><text:user-defined text:name="Sigle">INF2610</text:user-defined></text:span><text:span text:style-name="T3"><text:s/>–<text:s/></text:span><text:span text:style-name="T4"><text:user-defined text:name="Cours">Noyau du système d'exploitation</text:user-defined></text:span></text:p>
      <text:p text:style-name="P5"/>
      <text:p text:style-name="P6"><text:span text:style-name="T7"><text:user-defined text:name="Etiquette">Laboratoire 1</text:user-defined></text:span><text:span text:style-name="T8"><text:s/>– Automne 2015</text:span></text:p>
      <text:p text:style-name="P9"/>
      <text:p text:style-name="P10"><text:span text:style-name="T11"><text:user-defined text:name="Titre">Fils d'exécution</text:user-defined></text:span></text:p>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TableContents">Nom, prénom, matricule des membres de l'équipe</text:p>
          </table:table-cell>
          <table:table-cell table:style-name="TableCell18">
            <text:p text:style-name="P19">Inscrire ici le nom des membres de l'équipe</text:p>
          </table:table-cell>
        </table:table-row>
        <table:table-row table:style-name="TableRow20">
          <table:table-cell table:style-name="TableCell21">
            <text:p text:style-name="TableContents">Note finale sur 20</text:p>
          </table:table-cell>
          <table:table-cell table:style-name="TableCell22">
            <text:p text:style-name="TableContents">0</text:p>
          </table:table-cell>
        </table:table-row>
      </table:table>
      <text:p text:style-name="Standard"/>
      <text:p text:style-name="Standard"><text:s/></text:p>
      <text:p text:style-name="Heading">Mise en situation</text:p>
      <text:p text:style-name="P23">Comment démarrer <text:s/>un nouveau programme? Quelle est la différence entre un processus et un fil d'exécution? Quel est l'effet sur la mémoire accessible par un processus? Ce laboratoire a pour but de répondre à ces<text:s/>questions en étudiant les mécanismes d'exécution d'une tâche sous Linux.</text:p>
      <text:p text:style-name="Heading">Directives</text:p>
      <text:list text:style-name="LFO2" text:continue-numbering="true">
        <text:list-item>
          <text:p text:style-name="P24">L'activité se fait en équipe de deux. Inscrivez les noms dans le cadre ci-haut.</text:p>
        </text:list-item>
        <text:list-item>
          <text:p text:style-name="P25">Répondez directement dans le questionnaire<text:s/><text:span text:style-name="T26">odt</text:span><text:s/>avec<text:s/><text:span text:style-name="T27">Libre Office</text:span>.</text:p>
        </text:list-item>
        <text:list-item>
          <text:p text:style-name="P28">La correction se fera directement dans le document électronique.</text:p>
        </text:list-item>
        <text:list-item>
          <text:p text:style-name="P29">Remettez sur Moodle le questionnaire rempli et le code (archive<text:s/><text:span text:style-name="T30">tar</text:span><text:s/>produite par<text:s/><text:span text:style-name="T31">make dist</text:span>).</text:p>
        </text:list-item>
        <text:list-item>
          <text:p text:style-name="P32">Une seule personne de l'équipe doit effectuer la remise sur Moodle.</text:p>
        </text:list-item>
        <text:list-item>
          <text:p text:style-name="P33">Utilisez les machines du laboratoire pour obtenir vos<text:s/>résultats.</text:p>
        </text:list-item>
        <text:list-item>
          <text:p text:style-name="P34">10% de la note finale peut être enlevée pour la mauvaise qualité de la langue.</text:p>
        </text:list-item>
        <text:list-item>
          <text:p text:style-name="P35">Les deux colonnes de droite sont réservées pour la correction.</text:p>
        </text:list-item>
      </text:list>
      <text:p text:style-name="enum"><text:span text:style-name="T36">Après avoir décompressé les sources, exécutez le script<text:s/></text:span><text:span text:style-name="T37">fixperms.sh</text:span><text:span text:style-name="T38"><text:s/>pour corriger les permissions :</text:span></text:p>
      <text:p text:style-name="P39">tar<text:s/>xzvf inf2610-lab1-2.1.tar.gz</text:p>
      <text:p text:style-name="P40">cd inf2610-lab1-2.1/</text:p>
      <text:p text:style-name="P41">sh fixperms.sh</text:p>
      <text:h text:style-name="P42" text:outline-level="1"/>
      <text:h text:style-name="Titre1" text:outline-level="1">Opérations bancaires [ 12<text:s/>pts ]</text:h>
      <text:p text:style-name="P43">Le programme<text:s/><text:span text:style-name="technical">banque</text:span><text:s/>simule des transactions sur un compte accédé par plusieurs guichets automatiques (ATM). Quatre versions sont disponibles :<text:s/><text:span text:style-name="T44">série, processus, fil d'exécution et fil d'exécution utilisateu</text:span>r. La section série est complétée et vous devez compléter les trois autres modes d'opérations. Observez les résultats obtenus.</text:p>
      <text:p text:style-name="P45">Une fois le programme fonctionnel, tracez l'exécution de chaque version du programme avec LTTng. Le script<text:s/><text:span text:style-name="technical">banque-all.sh</text:span><text:s/>est disponible pour réaliser cette opération. La commande est celle-ci :</text:p>
      <text:p text:style-name="code">lttng-simple -k -c -s -- ./banque-all.sh</text:p>
      <text:soft-page-break/>
      <text:p text:style-name="P46">Le résultat sera disponible dans le répertoire<text:s/><text:span text:style-name="technical">banque-all.sh-k</text:span>.<text:s/><text:span text:style-name="T47">Importez cette trace dans Trace Compass</text:span>, puis retrouvez l'exécution du script pour comparer les différentes exécutions.</text:p>
      <text:p text:style-name="P48">Résumez<text:s/>vos observations dans le tableau 1 pour chaque type d'exécution. Dans le nombre de PID et de TID, prenez en compte tous les processus et les fils d'exécution créés pendant le lancement du programme, incluant le programme principal.</text:p>
      <text:p text:style-name="Textbody"/>
      <table:table table:style-name="Table49">
        <table:table-columns>
          <table:table-column table:style-name="TableColumn50"/>
          <table:table-column table:style-name="TableColumn51"/>
          <table:table-column table:style-name="TableColumn52"/>
          <table:table-column table:style-name="TableColumn53"/>
          <table:table-column table:style-name="TableColumn54"/>
        </table:table-columns>
        <table:table-header-rows>
          <table:table-row table:style-name="TableRow55">
            <table:table-cell table:style-name="TableCell56">
              <text:p text:style-name="TableHeading">Version du programme</text:p>
            </table:table-cell>
            <table:table-cell table:style-name="TableCell57">
              <text:p text:style-name="TableHeading">Nombre de PID créé(s)</text:p>
            </table:table-cell>
            <table:table-cell table:style-name="TableCell58">
              <text:p text:style-name="TableHeading">Nombre de TID créé(s)</text:p>
            </table:table-cell>
            <table:table-cell table:style-name="TableCell59">
              <text:p text:style-name="TableHeading">Exécution simultanée?</text:p>
            </table:table-cell>
            <table:table-cell table:style-name="TableCell60">
              <text:p text:style-name="TableHeading">Résultat correct?</text:p>
            </table:table-cell>
          </table:table-row>
        </table:table-header-rows>
        <table:table-row table:style-name="TableRow61">
          <table:table-cell table:style-name="TableCell62">
            <text:p text:style-name="P63">Série (serial)</text:p>
          </table:table-cell>
          <table:table-cell table:style-name="TableCell64">
            <text:p text:style-name="P65">0</text:p>
          </table:table-cell>
          <table:table-cell table:style-name="TableCell66">
            <text:p text:style-name="P67">0</text:p>
          </table:table-cell>
          <table:table-cell table:style-name="TableCell68">
            <text:p text:style-name="P69">non</text:p>
          </table:table-cell>
          <table:table-cell table:style-name="TableCell70">
            <text:p text:style-name="P71">oui</text:p>
          </table:table-cell>
        </table:table-row>
        <table:table-row table:style-name="TableRow72">
          <table:table-cell table:style-name="TableCell73">
            <text:p text:style-name="P74">Processus (fork)</text:p>
          </table:table-cell>
          <table:table-cell table:style-name="TableCell75">
            <text:p text:style-name="P76">4</text:p>
          </table:table-cell>
          <table:table-cell table:style-name="TableCell77">
            <text:p text:style-name="P78">4</text:p>
          </table:table-cell>
          <table:table-cell table:style-name="TableCell79">
            <text:p text:style-name="P80">oui</text:p>
          </table:table-cell>
          <table:table-cell table:style-name="TableCell81">
            <text:p text:style-name="P82">non</text:p>
          </table:table-cell>
        </table:table-row>
        <table:table-row table:style-name="TableRow83">
          <table:table-cell table:style-name="TableCell84">
            <text:p text:style-name="P85">Fil d'exécution (pthread)</text:p>
          </table:table-cell>
          <table:table-cell table:style-name="TableCell86">
            <text:p text:style-name="P87">0</text:p>
          </table:table-cell>
          <table:table-cell table:style-name="TableCell88">
            <text:p text:style-name="P89">4</text:p>
          </table:table-cell>
          <table:table-cell table:style-name="TableCell90">
            <text:p text:style-name="P91">Oui</text:p>
          </table:table-cell>
          <table:table-cell table:style-name="TableCell92">
            <text:p text:style-name="P93">non</text:p>
          </table:table-cell>
        </table:table-row>
        <table:table-row table:style-name="TableRow94">
          <table:table-cell table:style-name="TableCell95">
            <text:p text:style-name="P96">Fil d'exécution utilisateur (pth)</text:p>
          </table:table-cell>
          <table:table-cell table:style-name="TableCell97">
            <text:p text:style-name="P98">0</text:p>
          </table:table-cell>
          <table:table-cell table:style-name="TableCell99">
            <text:p text:style-name="P100">1</text:p>
          </table:table-cell>
          <table:table-cell table:style-name="TableCell101">
            <text:p text:style-name="P102">Oui</text:p>
          </table:table-cell>
          <table:table-cell table:style-name="TableCell103">
            <text:p text:style-name="P104">oui</text:p>
          </table:table-cell>
        </table:table-row>
      </table:table>
      <text:p text:style-name="Table">Tableau 1: Création des<text:s/>tâches</text:p>
      <text:p text:style-name="P105">Le programme<text:s/><text:span text:style-name="T106">perf</text:span><text:s/>permet de récupérer des statistiques sur un grand nombre d'évènements bas niveaux déclenchés par un programme, tels que les défauts de pages, les défauts de cache et les changements de contexte. La commande<text:s/><text:span text:style-name="T107">perf list</text:span><text:s/>donne une liste complète des évènements disponibles. Utilisez le script</text:p>
      <text:p text:style-name="code">./banque-perf.sh</text:p>
      <text:p text:style-name="P108">afin de récupérer des statistiques qui vous permettrons de mieux comprendre la performance de chaque version du programme. Le fichier résultant,<text:s/><text:span text:style-name="T109">perf.csv,<text:s/></text:span><text:span text:style-name="T110">peut être ouvert avec<text:s/></text:span><text:span text:style-name="T111">LibreOffice Calc</text:span><text:span text:style-name="T112">.</text:span></text:p>
      <text:p text:style-name="Standard"/>
      <table:table table:style-name="Table113">
        <table:table-columns>
          <table:table-column table:style-name="TableColumn114"/>
          <table:table-column table:style-name="TableColumn115"/>
          <table:table-column table:style-name="TableColumn116"/>
        </table:table-columns>
        <table:table-row table:style-name="TableRow117">
          <table:table-cell table:style-name="TableCell118">
            <text:list text:style-name="Outline" text:continue-numbering="true">
              <text:list-item>
                <text:list>
                  <text:list-item>
                    <text:p text:style-name="question">Implémentation du programme.</text:p>
                  </text:list-item>
                </text:list>
              </text:list-item>
            </text:list>
          </table:table-cell>
          <table:table-cell table:style-name="TableCell119">
            <text:p text:style-name="Textbody"/>
          </table:table-cell>
          <table:table-cell table:style-name="TableCell120">
            <text:p text:style-name="Textbody">/ 4 pt</text:p>
          </table:table-cell>
        </table:table-row>
        <table:table-row table:style-name="TableRow121">
          <table:table-cell table:style-name="TableCell122">
            <text:list text:style-name="Outline" text:continue-numbering="true">
              <text:list-item>
                <text:list>
                  <text:list-item>
                    <text:p text:style-name="question">Résultats du tableau 1. (-0.5pt par erreur ou omission)</text:p>
                  </text:list-item>
                </text:list>
              </text:list-item>
            </text:list>
          </table:table-cell>
          <table:table-cell table:style-name="TableCell123">
            <text:p text:style-name="Textbody"/>
          </table:table-cell>
          <table:table-cell table:style-name="TableCell124">
            <text:p text:style-name="Textbody">/ 2 pt</text:p>
          </table:table-cell>
        </table:table-row>
        <table:table-row table:style-name="TableRow125">
          <table:table-cell table:style-name="TableCell126">
            <text:list text:style-name="Outline" text:continue-numbering="true">
              <text:list-item>
                <text:list>
                  <text:list-item>
                    <text:p text:style-name="question">Dans quel appel système se produit la création d'un nouveau processus (<text:span text:style-name="technical">fork</text:span>) et celui d'un nouveau fil d'exécution (<text:span text:style-name="technical">pthread</text:span>) ? Quel est la différence entre les<text:s/>deux ?<text:s/><text:span text:style-name="T127">Copiez ici les appels système tels qu'observés en exécutant le programme avec<text:s/></text:span><text:span text:style-name="T128">strace</text:span><text:span text:style-name="T129"><text:s/>et expliquez brièvement</text:span>.</text:p>
                  </text:list-item>
                </text:list>
              </text:list-item>
            </text:list>
            <text:p text:style-name="P130"><text:span text:style-name="T131">Astuce :</text:span><text:s/>utilisez l'option -o de<text:s/><text:span text:style-name="T132">strace</text:span>, l'outil<text:s/><text:span text:style-name="T133">grep</text:span><text:s/>pour la recherche, et<text:s/><text:span text:style-name="T134">man</text:span><text:s/>pour la documentation de l'appel système.</text:p>
            <text:p text:style-name="P135">Fork :</text:p>
            <text:p text:style-name="P136">clone(child_stack=0, flags=CLONE_CHILD_CLEARTID|CLONE_CHILD_SETTID|SIGCHLD, child_tidptr=0x7fefd45479d0) = 1274*</text:p>
            <text:p text:style-name="P137">PThread :</text:p>
            <text:p text:style-name="P138">clone(child_stack=0x7fa4cd0fbff0,<text:s/>flags=CLONE_VM|CLONE_FS|CLONE_FILES|CLONE_SIGHAND|CLONE_THREAD|CLONE_SYSVSEM|CLONE_SETTLS|CLONE_PARENT_SETTID|CLONE_CHILD_CLEARTID, parent_tidptr=0x7fa4cd0fc9d0, tls=0x7fa4cd0fc700, child_tidptr=0x7fa4cd0fc9d0) = 1277*</text:p>
            <text:soft-page-break/>
            <text:p text:style-name="P139">Explication :</text:p>
            <text:p text:style-name="Textbody">L'appel<text:s/>système<text:s/>« clone » est<text:s/>appelé<text:s/>dans<text:s/>les deux cas. Les flags utilisés permettent de<text:s/>différencier<text:s/>les appels. Par exemple CLONE_VM fait que les<text:s/>processus<text:s/>père<text:s/>et enfant utilisent<text:s/>le<text:s/>même<text:s/>espace<text:s/>mémoire<text:s/>(= fonctionnement d'un thread). De<text:s/>même, les autres flags CLONE_XXX de l'appel PThread font que le processus enfant partage<text:s/>divers éléments, contrairement à<text:s/>l'appel Fork.</text:p>
          </table:table-cell>
          <table:table-cell table:style-name="TableCell140">
            <text:p text:style-name="Textbody"/>
          </table:table-cell>
          <table:table-cell table:style-name="TableCell141">
            <text:p text:style-name="Textbody">/ 1 pt</text:p>
          </table:table-cell>
        </table:table-row>
        <text:soft-page-break/>
        <table:table-row table:style-name="TableRow142">
          <table:table-cell table:style-name="TableCell143">
            <text:list text:style-name="Outline" text:continue-numbering="true">
              <text:list-item>
                <text:list>
                  <text:list-item>
                    <text:p text:style-name="question">Expliquez le comportement à l'égard du<text:s/><text:span text:style-name="T144">résultat du calcul</text:span><text:s/>pour l'exécution<text:s/><text:span text:style-name="technical">fork</text:span><text:s/>et<text:s/><text:span text:style-name="technical">pthread</text:span>. Une condition critique se produit-elle ? Si oui, dans quel cas ? Pourquoi pas dans l'autre cas ?</text:p>
                  </text:list-item>
                </text:list>
              </text:list-item>
            </text:list>
            <text:p text:style-name="P145">Explication :</text:p>
            <text:p text:style-name="Textbody">Dans le cas de l'exécution<text:s/>pthread, les 4 threads tentent d'accéder<text:s/>a la<text:s/>même<text:s/>variable data (car il partage le<text:s/>même<text:s/>espace<text:s/>mémoire<text:s/>du processus<text:s/>père) en<text:s/>même<text:s/>temps, on a donc une<text:s/>section<text:s/>critique. Dans le<text:s/>cas Fork, chaque processus<text:s/>possède<text:s/>sa propre variable, copie du parent lors de du fork. Il n'y a donc pas d'accès<text:s/>concurrent.</text:p>
          </table:table-cell>
          <table:table-cell table:style-name="TableCell146">
            <text:p text:style-name="Textbody"/>
          </table:table-cell>
          <table:table-cell table:style-name="TableCell147">
            <text:p text:style-name="Textbody">/ 2 pt</text:p>
          </table:table-cell>
        </table:table-row>
        <table:table-row table:style-name="TableRow148">
          <table:table-cell table:style-name="TableCell149">
            <text:list text:style-name="Outline" text:continue-numbering="true">
              <text:list-item>
                <text:list>
                  <text:list-item>
                    <text:p text:style-name="question"><text:span text:style-name="T150">À l'aide des données recueillies avec la trace et<text:s/></text:span><text:span text:style-name="T151">le script<text:s/></text:span><text:span text:style-name="T152">banque-perf.sh</text:span><text:span text:style-name="T153">, e</text:span><text:span text:style-name="T154">xpliquez le comportement à l'égard de la<text:s/></text:span><text:span text:style-name="T155">per</text:span><text:span text:style-name="T156">formance</text:span><text:span text:style-name="T157"><text:s/>pour chacun des types d'exécution. Quelle est la raison principale d'une bonne ou mauvaise performance pour chacun des types ? Justifiez à l'aide des données recueillies.</text:span></text:p>
                  </text:list-item>
                </text:list>
              </text:list-item>
            </text:list>
            <text:p text:style-name="P158">Explication :</text:p>
            <text:p text:style-name="Textbody"><text:span text:style-name="T159">Serial :</text:span><text:s/></text:p>
            <text:p text:style-name="P160">Fork :</text:p>
          </table:table-cell>
          <table:table-cell table:style-name="TableCell161">
            <text:p text:style-name="Textbody"/>
          </table:table-cell>
          <table:table-cell table:style-name="TableCell162">
            <text:p text:style-name="Textbody">/ 2 pt</text:p>
          </table:table-cell>
        </table:table-row>
        <table:table-row table:style-name="TableRow163">
          <table:table-cell table:style-name="TableCell164">
            <text:list text:style-name="Outline" text:continue-numbering="true">
              <text:list-item>
                <text:list>
                  <text:list-item>
                    <text:p text:style-name="question">Ajoutez ici une copie d'écran de la trace chargée dans<text:s/><text:span text:style-name="T165">Trace Compass<text:s/></text:span>ainsi que les résultats obtenus avec le script<text:s/><text:span text:style-name="T166">banque-perf.sh.</text:span><text:line-break/><text:line-break/><text:span text:style-name="T167">Astuce :</text:span><text:span text:style-name="T168"><text:s/></text:span>vous pouvez ouvrir les fichiers en format<text:s/><text:span text:style-name="T169">csv</text:span><text:s/>avec<text:s/><text:span text:style-name="T170">LibreOffice Calc</text:span><text:s/>afin de les visualiser sous forme de tableau.</text:p>
                  </text:list-item>
                </text:list>
              </text:list-item>
            </text:list>
            <text:p text:style-name="Textbody"/>
          </table:table-cell>
          <table:table-cell table:style-name="TableCell171">
            <text:p text:style-name="Textbody"/>
          </table:table-cell>
          <table:table-cell table:style-name="TableCell172">
            <text:p text:style-name="Textbody">/ 1 pt</text:p>
          </table:table-cell>
        </table:table-row>
      </table:table>
      <text:h text:style-name="Titre1" text:outline-level="1">Exécution en chaîne [ 8 pts ]</text:h>
      <text:p text:style-name="P173">Votre ami vient vous demander votre aide pour réussir un défi : exécuter trois programmes différents,<text:s/>l'un à la suite de l'autre, sans la création de nouveau processus pour chacun. Les programmes sont<text:s/><text:span text:style-name="technical">foo</text:span>,<text:s/><text:span text:style-name="technical">bar</text:span><text:s/>et<text:s/><text:span text:style-name="technical">baz</text:span>. Chaque programme utilise<text:s/><text:span text:style-name="technical">whoami()</text:span><text:s/>pour fournir des informations sur l'exécution, dont le PID et une variable globale<text:s/><text:span text:style-name="technical">rank</text:span>, qui est<text:s/>incrémentée dans chaque programme. Le lancement de la chaîne d'exécution se fait depuis le programme<text:s/><text:span text:style-name="technical">chaine</text:span>. Or, le programme actuel n'exécute que<text:s/><text:span text:style-name="technical">foo</text:span>.</text:p>
      <text:p text:style-name="P174"><text:span text:style-name="T175">Apportez les modifications nécessaires pour que les trois programmes s'exécutent séquentiellement</text:span>. Le programme doit accepter un argument pour spécifier le nombre de cycle « <text:span text:style-name="T176">foo bar baz </text:span>» à exécuter (Ex :<text:s/><text:span text:style-name="T177">./chaine 2</text:span><text:s/>exécute<text:s/><text:span text:style-name="T178">foo</text:span>,<text:s/><text:span text:style-name="T179">bar</text:span>,<text:s/><text:span text:style-name="T180">baz</text:span>,<text:s/><text:span text:style-name="T181">foo bar baz</text:span><text:s/>et se termine). Ensuite, répondez aux questions suivantes :</text:p>
      <text:p text:style-name="Textbody"/>
      <table:table table:style-name="Table182">
        <table:table-columns>
          <table:table-column table:style-name="TableColumn183"/>
          <table:table-column table:style-name="TableColumn184"/>
          <table:table-column table:style-name="TableColumn185"/>
        </table:table-columns>
        <table:table-row table:style-name="TableRow186">
          <table:table-cell table:style-name="TableCell187">
            <text:list text:style-name="Outline" text:continue-numbering="true">
              <text:list-item>
                <text:list>
                  <text:list-item>
                    <text:p text:style-name="question">Implémentation du programme. Le numéro de processus est toujours le même, les programmes sont bien exécutés, l'argument du nombre de cycle fonctionne correctement.</text:p>
                  </text:list-item>
                </text:list>
              </text:list-item>
            </text:list>
          </table:table-cell>
          <table:table-cell table:style-name="TableCell188">
            <text:p text:style-name="Textbody"/>
          </table:table-cell>
          <table:table-cell table:style-name="TableCell189">
            <text:p text:style-name="Textbody">/ 4 pt</text:p>
          </table:table-cell>
        </table:table-row>
        <text:soft-page-break/>
        <table:table-row table:style-name="TableRow190">
          <table:table-cell table:style-name="TableCell191">
            <text:list text:style-name="Outline" text:continue-numbering="true">
              <text:list-item>
                <text:list>
                  <text:list-item>
                    <text:p text:style-name="question">Dans la situation de départ, pourquoi seul le programme<text:s/><text:span text:style-name="technical">foo</text:span><text:s/>s'exécute?</text:p>
                  </text:list-item>
                </text:list>
              </text:list-item>
            </text:list>
          </table:table-cell>
          <table:table-cell table:style-name="TableCell192">
            <text:p text:style-name="Textbody"/>
          </table:table-cell>
          <table:table-cell table:style-name="TableCell193">
            <text:p text:style-name="Textbody">/ 2 pt</text:p>
          </table:table-cell>
        </table:table-row>
        <table:table-row table:style-name="TableRow194">
          <table:table-cell table:style-name="TableCell195">
            <text:list text:style-name="Outline" text:continue-numbering="true">
              <text:list-item>
                <text:list>
                  <text:list-item>
                    <text:p text:style-name="question">L'identifiant<text:s/><text:span text:style-name="technical">rank</text:span><text:s/>est incrémenté dans chaque programme, alors pourquoi la valeur affichée par<text:s/><text:span text:style-name="technical">whoami()</text:span><text:s/>est-elle toujours la même?</text:p>
                  </text:list-item>
                </text:list>
              </text:list-item>
            </text:list>
          </table:table-cell>
          <table:table-cell table:style-name="TableCell196">
            <text:p text:style-name="Textbody"/>
          </table:table-cell>
          <table:table-cell table:style-name="TableCell197">
            <text:p text:style-name="Textbody">/ 2 pt</text:p>
          </table:table-cell>
        </table:table-row>
      </table:table>
      <text:p text:style-name="Textbody"/>
      <text:h text:style-name="Titre1" text:outline-level="1">Correction</text:h>
      <table:table table:style-name="Table198">
        <table:table-columns>
          <table:table-column table:style-name="TableColumn199"/>
          <table:table-column table:style-name="TableColumn200"/>
        </table:table-columns>
        <table:table-row table:style-name="TableRow201">
          <table:table-cell table:style-name="TableCell202">
            <text:p text:style-name="TableContents">Points des sections 1 à 2</text:p>
          </table:table-cell>
          <table:table-cell table:style-name="TableCell203">
            <text:p text:style-name="TableContents">0</text:p>
          </table:table-cell>
        </table:table-row>
        <table:table-row table:style-name="TableRow204">
          <table:table-cell table:style-name="TableCell205">
            <text:p text:style-name="TableContents">Pénalité de retard (-5pts par jour de retard)</text:p>
          </table:table-cell>
          <table:table-cell table:style-name="TableCell206">
            <text:p text:style-name="TableContents">0</text:p>
          </table:table-cell>
        </table:table-row>
        <table:table-row table:style-name="TableRow207">
          <table:table-cell table:style-name="TableCell208">
            <text:p text:style-name="TableContents">Qualité de la langue (-0,25% par faute, max -2pt)</text:p>
          </table:table-cell>
          <table:table-cell table:style-name="TableCell209">
            <text:p text:style-name="TableContents">0</text:p>
          </table:table-cell>
        </table:table-row>
        <table:table-row table:style-name="TableRow210">
          <table:table-cell table:style-name="TableCell211">
            <text:p text:style-name="TableContents">Points bonus (le cas échéant)</text:p>
          </table:table-cell>
          <table:table-cell table:style-name="TableCell212">
            <text:p text:style-name="TableContents">0</text:p>
          </table:table-cell>
        </table:table-row>
        <table:table-row table:style-name="TableRow213">
          <table:table-cell table:style-name="TableCell214">
            <text:p text:style-name="TableContents">Note finale sur 20</text:p>
          </table:table-cell>
          <table:table-cell table:style-name="TableCell215">
            <text:p text:style-name="TableContents">0</text:p>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tyle:font-charset="x-symbol" svg:font-family="OpenSymbol" style:font-family-generic="system"/>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1in" fo:margin-bottom="0.1in"/>
      <style:text-properties style:font-name="FreeSerif" style:font-name-asian="FreeSerif" style:font-name-complex="FreeSerif" fo:font-size="10.5pt" style:font-size-asian="10.5pt"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margin-top="0in" fo:margin-bottom="0in"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style:text-properties fo:hyphenate="false"/>
    </style:style>
    <style:style style:name="question" style:display-name="question" style:family="paragraph" style:parent-style-name="Textbody" style:next-style-name="Textbody" style:list-style-name="Outline" style:default-outline-level="2">
      <style:text-properties fo:hyphenate="false"/>
    </style:style>
    <style:style style:name="Table" style:display-name="Table" style:family="paragraph" style:parent-style-name="Légende">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Titre1" style:default-outline-level="1">
      <style:text-properties fo:hyphenate="false"/>
    </style:style>
    <style:style style:name="Framecontents" style:display-name="Frame contents" style:family="paragraph" style:parent-style-name="Textbody">
      <style:text-properties fo:hyphenate="false"/>
    </style:style>
    <style:style style:name="correction" style:display-name="correction" style:family="paragraph" style:parent-style-name="code">
      <style:paragraph-properties fo:background-color="#FFFFCC"/>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style:style style:name="faute" style:display-name="faute" style:family="text">
      <style:text-properties style:font-name="FreeSerif" style:font-name-asian="FreeSerif" style:font-name-complex="FreeSerif" style:use-window-font-color="true" fo:font-size="10.5pt" style:font-size-asian="10.5pt" fo:background-color="transparent" style:text-underline-type="single" style:text-underline-style="wave" style:text-underline-width="bold" style:text-underline-mode="continuous" style:text-underline-color="#DC23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
      </style:header>
      <style:footer>
        <text:p text:style-name="Pieddepage"><text:user-defined text:name="Sigle">INF2610</text:user-defined><text:s/>–<text:s/><text:user-defined text:name="Etiquette">Laboratoire 1</text:user-defined><text:tab/><text:tab/><text:page-number text:fixed="false">4</text:page-number>/<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is Giraldeau</meta:initial-creator>
    <dc:creator>Rémi Latapy</dc:creator>
    <meta:creation-date>2013-09-18T15:02:00Z</meta:creation-date>
    <dc:date>2015-09-30T14:43:00Z</dc:date>
    <meta:template xlink:href="Normal.dotm" xlink:type="simple"/>
    <meta:editing-cycles>105</meta:editing-cycles>
    <meta:editing-duration>PT800820S</meta:editing-duration>
    <meta:user-defined meta:name="Cours">Noyau du système d'exploitation</meta:user-defined>
    <meta:user-defined meta:name="Etiquette">Laboratoire 1</meta:user-defined>
    <meta:user-defined meta:name="Session">Automne 2014</meta:user-defined>
    <meta:user-defined meta:name="Sigle">INF2610</meta:user-defined>
    <meta:user-defined meta:name="Titre">Fils d'exécution</meta:user-defined>
    <meta:document-statistic meta:page-count="4" meta:paragraph-count="14" meta:word-count="1087" meta:character-count="7054" meta:row-count="49" meta:non-whitespace-character-count="5981"/>
  </office:meta>
</office:document-meta>
</file>